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350731371054854390"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75865420028718844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709506754641011814"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052016456078284558"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88039846948245017"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775157437227100327"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649725466322270651"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394622447108006508"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8438018" text:continue-list="list5649725466322270651"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812039973030108236"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427426"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421606"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447684"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443431"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442699"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1 minute fast with a slow pace after each fast part.</text:p>
      <text:p text:style-name="P23">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20 minutes at various paces</text:p>
      <text:p text:style-name="P23"/>
      <text:p text:style-name="P23">Tues Dec 22, 2020 <text:span text:style-name="T1">no running</text:span></text:p>
      <text:p text:style-name="P23"><text:span text:style-name="T1"/></text:p>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 <text:s/></text:p>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13844190875282737"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24T18:21:13.71</dc:date>
    <dc:creator>James Lombardi</dc:creator>
    <meta:editing-duration>P9DT2H39M42S</meta:editing-duration>
    <meta:editing-cycles>775</meta:editing-cycles>
    <meta:generator>OpenOffice/4.1.2$Win32 OpenOffice.org_project/412m3$Build-9782</meta:generator>
    <meta:document-statistic meta:table-count="0" meta:image-count="2" meta:object-count="0" meta:page-count="85" meta:paragraph-count="2369" meta:word-count="26633" meta:character-count="135858"/>
  </office:meta>
</office:document-meta>
</file>